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text-properties style:font-name="Liberation Mono" fo:font-size="10pt" style:font-size-asian="10pt" style:font-size-complex="10pt"/>
    </style:style>
    <style:style style:name="P2" style:family="paragraph" style:parent-style-name="Standard">
      <style:paragraph-properties fo:line-height="200%"/>
      <style:text-properties style:font-name="Liberation Mono" fo:font-size="10pt" officeooo:paragraph-rsid="002226a5" style:font-size-asian="10pt" style:font-size-complex="10pt"/>
    </style:style>
    <style:style style:name="P3" style:family="paragraph" style:parent-style-name="Standard">
      <style:paragraph-properties fo:line-height="200%"/>
      <style:text-properties style:font-name="Liberation Mono" fo:font-size="10pt" officeooo:rsid="0023d0e1" officeooo:paragraph-rsid="0023d0e1" style:font-size-asian="10pt" style:font-size-complex="10pt"/>
    </style:style>
    <style:style style:name="P4" style:family="paragraph" style:parent-style-name="Standard">
      <style:paragraph-properties fo:line-height="200%"/>
      <style:text-properties style:font-name="Liberation Mono" fo:font-size="10pt" fo:font-weight="bold" fo:background-color="#fff200" style:font-size-asian="10pt" style:font-weight-asian="bold" style:font-size-complex="10pt" style:font-weight-complex="bold"/>
    </style:style>
    <style:style style:name="P5" style:family="paragraph" style:parent-style-name="Standard">
      <style:paragraph-properties fo:line-height="200%"/>
      <style:text-properties style:use-window-font-color="true" style:font-name="Liberation Mono" fo:font-size="10pt" fo:font-weight="bold" fo:background-color="#fff200" style:font-size-asian="10pt" style:font-weight-asian="bold" style:font-size-complex="10pt" style:font-weight-complex="bold"/>
    </style:style>
    <style:style style:name="P6" style:family="paragraph" style:parent-style-name="Standard">
      <style:paragraph-properties fo:line-height="200%" fo:break-before="page"/>
      <style:text-properties style:font-name="Liberation Mono" fo:font-size="10pt" officeooo:rsid="0023d0e1" officeooo:paragraph-rsid="0023d0e1" style:font-size-asian="10pt" style:font-size-complex="10pt"/>
    </style:style>
    <style:style style:name="T1" style:family="text">
      <style:text-properties officeooo:rsid="0020b26f"/>
    </style:style>
    <style:style style:name="T2" style:family="text">
      <style:text-properties officeooo:rsid="0020b26f" fo:background-color="#fff200" loext:char-shading-value="0"/>
    </style:style>
    <style:style style:name="T3" style:family="text">
      <style:text-properties fo:background-color="#fff200" loext:char-shading-value="0"/>
    </style:style>
    <style:style style:name="T4" style:family="text">
      <style:text-properties officeooo:rsid="002226a5" fo:background-color="#fff200" loext:char-shading-value="0"/>
    </style:style>
    <style:style style:name="T5" style:family="text">
      <style:text-properties fo:font-weight="bold" style:font-weight-asian="bold" style:font-weight-complex="bold"/>
    </style:style>
    <style:style style:name="T6" style:family="text">
      <style:text-properties fo:font-weight="bold" fo:background-color="#fff200" loext:char-shading-value="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4-roles-en-el-entorno-de-base-de-datos-integrada</text:p>
      <text:p text:style-name="P1"/>
      <text:p text:style-name="P1">Muchos individuos o grupos están involucrados en las operaciones de un sistema de base de datos. Juegan diferentes roles, dependiendo de la forma en que interactúan con la base de datos, como se muestra en la figura 1.5.</text:p>
      <text:p text:style-name="P1"/>
      <text:p text:style-name="P5">Usuarios finales</text:p>
      <text:p text:style-name="P2"><text:span text:style-name="T3">La base de datos se diseña, crea y mantiene para satisfacer las necesidades de información de los usuarios finales, las personas que usan los datos para realizar sus labores. Sin importar la elegancia del diseño de la base de datos, o la sofistica</text:span><text:span text:style-name="T2">c</text:span><text:span text:style-name="T3">ión del hardware y el software utilizados, si la base de datos no proporciona información adecuada a los usuarios, es un fracaso. A final de cuentas, son los usuarios quienes juzgan el éxito del sistema.</text:span> Los usuarios se pueden categorizar de acuerdo con la forma en que acceden a los datos.<text:span text:style-name="T5"> </text:span><text:span text:style-name="T6">Los usuarios sofisticados (también llamados usuarios casuales) </text:span><text:span text:style-name="T3">están capacitados en el uso del lenguaje de consulta interactivo, y acceden a los datos mediante el ingreso de consultas en estaciones de trabajo. La flexibilidad del lenguaje de consulta les permite realizar muchas operaciones diferentes sobre la base de datos, </text:span><text:span text:style-name="T4">solo</text:span><text:span text:style-name="T3"> limitadas por las vistas que se les asigne y sus autorizaciones. Los usuarios casuales pueden realizar operaciones de recuperación, inserción, borrado o actualización mediante el lenguaje de consulta, siempre que tengan autorización para hacerlo.</text:span> </text:p>
      <text:p text:style-name="P2"/>
      <text:p text:style-name="P2"><text:span text:style-name="T6">Los usuarios aficionados </text:span><text:span text:style-name="T3">no usan el lenguaje de consulta inter activo, sino que acceden a los datos mediante programas de aplicación que se escribieron para ellos. Invocan los programas al ingresar comandos simples o elegir opciones de un menú. No necesitan conocer detalle alguno de la estructura o lenguaje del sistema de base de datos.</text:span> Interactúan con el sistema en una forma menos sofisticada y restringen su acceso a operaciones realizadas por los programas. Los programas mismos pueden realizar operaciones de actualización o recuperación. Un grupo todavía más grande de usuarios secundarios puede usar la <text:soft-page-break/>información en la base de datos sin interactuar directamente con ella, al recibir salida que usan en sus labores.</text:p>
      <text:p text:style-name="P1"/>
      <text:p text:style-name="P1">Por ejemplo, en una oficina de admisión en una universidad, los empleados pueden ser usuarios aficionados, mientras que el encargado de admisión puede ser un usuario casual. Los empleados realizan simples tareas repetitivas como imprimir transcripciones estudiantiles. Pueden ingresar el nombre de la transacción, TRANSCRIPCIÓN, o elegir una opción como IMPRIMIR TRANSCRIPCIÓN de un menú. <text:s/>El programa TRANSCRIBIR pediría al empleado la ID del estudiante u otra información de identificación, y completaría su tarea sin mayores instrucciones del empleado. El encargado de admisión usa el lenguaje de consulta para plantear preguntas específicas como “¿cuántos estudiantes están registrados en seis o más clases este semestre?” Si no hay un programa preescrito en el DBMS para responder esta pregunta, el encargado escribe enunciados en el lenguaje de consulta de dicha base de datos particular. Los estudiantes que reciben transcripciones impresas, y los profesores que reciben listas de nombres para la clase, son usuarios secundarios.</text:p>
      <text:p text:style-name="P1">1.5</text:p>
      <text:p text:style-name="P4">Programadores de aplicaciones</text:p>
      <text:p text:style-name="P1">Este grupo incluye a los programadores que escriben aplicaciones batch, o interactivas, para otros usuarios. Sus programas de aplicación se pueden escribir en una variedad de lenguajes de programación huéspedes como Java, C, C++, C#, Visual BASIC, RPG o COBOL. Cada programa que accede a la base de datos contiene enunciados que solicitan al sistema de gestión de la base de datos realizar actualizaciones o recuperaciones en la base de datos. Algunos usuarios finales sofisticados que tienen tanto el conocimiento del lenguaje de programación, como el permiso para hacerlo, son capaces de escribir aplicaciones para su propio uso. Administrador de la base de datos El administrador de la base de datos es el individuo o grupo responsable del diseño, creación de la estructura y mantenimiento de la base de datos. En muchos casos, la base de datos la diseña un especialista, y el ABD toma la responsabilidad una vez que el diseño está completo. El diseñador de la base de datos comienza el proceso de <text:soft-page-break/>diseño al entrevistar a los usuarios para determinar sus necesidades de datos. Examina el sistema actual, analiza la organización y sus necesidades de información, y desarrolla un modelo tentativo para la base de datos. El modelo se refina y mejora conforme el diseñador, al consultar a los usuarios, está más al tanto de sus necesidades de datos y aprende más acerca del funcionamiento de la organización. Cuando se desarrolla un diseño satisfactorio, el ABD lo implementa. Una vez más, se consulta a <text:span text:style-name="T1">l</text:span>os usuarios para determinar si el sistema operativo es adecuado. El diseño, refinamiento y rediseño del sistema son esfuerzos de equipo, con el diseñador, el ABD y los usuarios trabajando en conjunto para desarrollar la mejor fuente de datos para toda la organización. El ABD interactúa con la base de datos operativa como un “superusuario”, quien controla y accede a la información acerca de la estructura y el uso de la base de datos en sí, en oposición a los usuarios finales, quienes acceden a los datos dentro de la base de datos. El capítulo 2 contiene una descripción más detallada de las funciones del administrador de la base de datos.</text:p>
      <text:p text:style-name="P1"/>
      <text:p text:style-name="P1"/>
      <text:p text:style-name="P3"/>
      <text:p text:style-name="P6">Resumen </text:p>
      <text:p text:style-name="P3"/>
      <text:p text:style-name="P3">Las bases de datos según la lectura tiene tres tipos de usuario los usuarios finales, los acaules y los aficionados. Donde los usuarios finales son aquellos que se benefician de la estructura y el procesamiento de los datos. Los comunes son aquellos que pueden consultar mediante lenguaje de consultas los datos y los aficionados son los que interactúan con una interfaz que solo permite acciones repetitivas ya programadas. Adicionalmente existen otros usuarios y estos son los programadores lo cual analizan la organización y las necesidades de datos en la misma y generan estructuras de datos adaptándolas específicamente a la organizació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21:06:09.879978216</meta:creation-date>
    <dc:date>2020-05-13T21:34:25.877100498</dc:date>
    <meta:editing-duration>PT18M8S</meta:editing-duration>
    <meta:editing-cycles>6</meta:editing-cycles>
    <meta:generator>LibreOffice/6.0.7.3$Linux_X86_64 LibreOffice_project/00m0$Build-3</meta:generator>
    <meta:document-statistic meta:table-count="0" meta:image-count="0" meta:object-count="0" meta:page-count="4" meta:paragraph-count="11" meta:word-count="946" meta:character-count="5996" meta:non-whitespace-character-count="5057"/>
  </office:meta>
</office:document-meta>
</file>